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ime [m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u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00905475" calcext:value-type="float">
            <text:p>0.000905475</text:p>
          </table:table-cell>
          <table:table-cell office:value-type="float" office:value="0.017759975" calcext:value-type="float">
            <text:p>0.017759975</text:p>
          </table:table-cell>
          <table:table-cell table:formula="of:=[.B3]+[.C3]" office:value-type="float" office:value="0.01866545" calcext:value-type="float">
            <text:p>0.018665450</text:p>
          </table:table-cell>
          <table:table-cell table:formula="of:=[.B3]/[.D3]" office:value-type="float" office:value="0.048510751147173" calcext:value-type="float">
            <text:p>0.0485107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</text:p>
          </table:table-cell>
          <table:table-cell office:value-type="float" office:value="0.0014207333" calcext:value-type="float">
            <text:p>0.001420733</text:p>
          </table:table-cell>
          <table:table-cell office:value-type="float" office:value="0.0173586833" calcext:value-type="float">
            <text:p>0.017358683</text:p>
          </table:table-cell>
          <table:table-cell table:formula="of:=[.B4]+[.C4]" office:value-type="float" office:value="0.0187794166" calcext:value-type="float">
            <text:p>0.018779417</text:p>
          </table:table-cell>
          <table:table-cell table:formula="of:=[.B4]/[.D4]" office:value-type="float" office:value="0.0756537506069278" calcext:value-type="float">
            <text:p>0.0756537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018545083" calcext:value-type="float">
            <text:p>0.001854508</text:p>
          </table:table-cell>
          <table:table-cell office:value-type="float" office:value="0.017002625" calcext:value-type="float">
            <text:p>0.017002625</text:p>
          </table:table-cell>
          <table:table-cell table:formula="of:=[.B5]+[.C5]" office:value-type="float" office:value="0.0188571333" calcext:value-type="float">
            <text:p>0.018857133</text:p>
          </table:table-cell>
          <table:table-cell table:formula="of:=[.B5]/[.D5]" office:value-type="float" office:value="0.098345186964341" calcext:value-type="float">
            <text:p>0.09834518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e [ticks]</text:p>
          </table:table-cell>
          <table:table-cell office:value-type="string" calcext:value-type="string">
            <text:p>@12/8MHz</text:p>
          </table:table-cell>
          <table:table-cell table:number-columns-repeated="1022"/>
        </table:table-row>
        <table:table-row table:style-name="ro1">
          <table:table-cell table:formula="of:=[.A2]" office:value-type="string" office:string-value="ch2" calcext:value-type="string">
            <text:p>ch2</text:p>
          </table:table-cell>
          <table:table-cell table:formula="of:=[.B2]" office:value-type="string" office:string-value="on" calcext:value-type="string">
            <text:p>on</text:p>
          </table:table-cell>
          <table:table-cell table:formula="of:=[.C2]" office:value-type="string" office:string-value="off" calcext:value-type="string">
            <text:p>off</text:p>
          </table:table-cell>
          <table:table-cell table:formula="of:=[.D2]" office:value-type="string" office:string-value="period" calcext:value-type="string">
            <text:p>period</text:p>
          </table:table-cell>
          <table:table-cell table:formula="of:=[.E2]" office:value-type="string" office:string-value="duty" calcext:value-type="string">
            <text:p>duty</text:p>
          </table:table-cell>
          <table:table-cell table:number-columns-repeated="1019"/>
        </table:table-row>
        <table:table-row table:style-name="ro1">
          <table:table-cell table:formula="of:=[.A3]" office:value-type="string" office:string-value="min" calcext:value-type="string">
            <text:p>min</text:p>
          </table:table-cell>
          <table:table-cell table:style-name="ce2" table:formula="of:=[.B3]*12000000/8" office:value-type="float" office:value="1358.2125" calcext:value-type="float">
            <text:p>1358</text:p>
          </table:table-cell>
          <table:table-cell table:style-name="ce2" table:formula="of:=[.C3]*12000000/8" office:value-type="float" office:value="26639.9625" calcext:value-type="float">
            <text:p>26640</text:p>
          </table:table-cell>
          <table:table-cell table:style-name="ce2" table:formula="of:=[.D3]*12000000/8" office:value-type="float" office:value="27998.175" calcext:value-type="float">
            <text:p>27998</text:p>
          </table:table-cell>
          <table:table-cell table:style-name="ce2" table:formula="of:=[.E3]*12000000/8" office:value-type="float" office:value="72766.1267207595" calcext:value-type="float">
            <text:p>72766</text:p>
          </table:table-cell>
          <table:table-cell table:style-name="ce2" table:formula="of:=[.B9]*0.9" office:value-type="float" office:value="1222.39125" calcext:value-type="float">
            <text:p>1222</text:p>
          </table:table-cell>
          <table:table-cell table:number-columns-repeated="1018"/>
        </table:table-row>
        <table:table-row table:style-name="ro1">
          <table:table-cell table:formula="of:=[.A4]" office:value-type="string" office:string-value="nom" calcext:value-type="string">
            <text:p>nom</text:p>
          </table:table-cell>
          <table:table-cell table:style-name="ce2" table:formula="of:=[.B4]*12000000/8" office:value-type="float" office:value="2131.09995" calcext:value-type="float">
            <text:p>2131</text:p>
          </table:table-cell>
          <table:table-cell table:style-name="ce2" table:formula="of:=[.C4]*12000000/8" office:value-type="float" office:value="26038.02495" calcext:value-type="float">
            <text:p>26038</text:p>
          </table:table-cell>
          <table:table-cell table:style-name="ce2" table:formula="of:=[.D4]*12000000/8" office:value-type="float" office:value="28169.1249" calcext:value-type="float">
            <text:p>28169</text:p>
          </table:table-cell>
          <table:table-cell table:style-name="ce2" table:formula="of:=[.E4]*12000000/8" office:value-type="float" office:value="113480.625910392" calcext:value-type="float">
            <text:p>113481</text:p>
          </table:table-cell>
          <table:table-cell table:number-columns-repeated="1019"/>
        </table:table-row>
        <table:table-row table:style-name="ro1">
          <table:table-cell table:formula="of:=[.A5]" office:value-type="string" office:string-value="max" calcext:value-type="string">
            <text:p>max</text:p>
          </table:table-cell>
          <table:table-cell table:style-name="ce2" table:formula="of:=[.B5]*12000000/8" office:value-type="float" office:value="2781.76245" calcext:value-type="float">
            <text:p>2782</text:p>
          </table:table-cell>
          <table:table-cell table:style-name="ce2" table:formula="of:=[.C5]*12000000/8" office:value-type="float" office:value="25503.9375" calcext:value-type="float">
            <text:p>25504</text:p>
          </table:table-cell>
          <table:table-cell table:style-name="ce2" table:formula="of:=[.D5]*12000000/8" office:value-type="float" office:value="28285.69995" calcext:value-type="float">
            <text:p>28286</text:p>
          </table:table-cell>
          <table:table-cell table:style-name="ce2" table:formula="of:=[.E5]*12000000/8" office:value-type="float" office:value="147517.780446511" calcext:value-type="float">
            <text:p>147518</text:p>
          </table:table-cell>
          <table:table-cell table:style-name="ce2" table:formula="of:=[.B11]*1.1" office:value-type="float" office:value="3059.938695" calcext:value-type="float">
            <text:p>306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table:formula="of:=[.B10]-[.B9]" office:value-type="float" office:value="772.88745" calcext:value-type="float">
            <text:p>773</text:p>
          </table:table-cell>
          <table:table-cell table:number-columns-repeated="2"/>
          <table:table-cell table:style-name="ce2" table:formula="of:=[.E10]-[.E9]" office:value-type="float" office:value="40714.4991896322" calcext:value-type="float">
            <text:p>40714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1]-[.B10]" office:value-type="float" office:value="650.6625" calcext:value-type="float">
            <text:p>651</text:p>
          </table:table-cell>
          <table:table-cell table:number-columns-repeated="2"/>
          <table:table-cell table:style-name="ce2" table:formula="of:=[.E11]-[.E10]" office:value-type="float" office:value="34037.1545361197" calcext:value-type="float">
            <text:p>34037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 style:data-style-name="N2" text:time-value="22:50:32.298942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21:06:19.291084763</meta:creation-date>
    <dc:date>2014-12-08T01:17:34.884157774</dc:date>
    <meta:editing-duration>PT1H3M50S</meta:editing-duration>
    <meta:editing-cycles>4</meta:editing-cycles>
    <meta:generator>LibreOffice/4.2.7.2$Linux_X86_64 LibreOffice_project/420m0$Build-2</meta:generator>
    <meta:document-statistic meta:table-count="2" meta:cell-count="75" meta:object-count="0"/>
  </office:meta>
</office:document-meta>
</file>